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ENGIFO REATEGUI, WILFRE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ENGIFO RABINES, ROSA DE JESU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ORAL SAAVEDRA, LEND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3856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2:43:3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